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BidiMap.remove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fir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doRedBlackDeleteFixup( final Node replacementNode , final int 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nvers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Iterator.setValue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Iterator.previou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erse.invers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doRemove( final Comparable o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.setBlack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doHashCode( final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BidiMap.fir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doToString( final in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eeBidiMap.check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la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Lef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next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idiMap.doRedBlackDelete( final Node deletedN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eeBidiMap.containsKey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erse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lookup( final Comparable data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BidiMap.isLeftChild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doGet( final Comparable obj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idiMap.makeBlack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idi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Iterator.ViewMapIterator( final TreeBidiMap main , final int ord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idi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Ite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next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erse.Inverse( final TreeBidiMap 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Data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isRightChild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nextSmaller( final Node node ,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BidiMap.remove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greatestNode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BidiMap.isBlack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.isRed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Paren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idiMap.rotateLeft( final Node node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BidiMap.getLeftChil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getKey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Righ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las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rse.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rs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wapColors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nextGreater( final Node node , final int 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BidiMap.compare( final Comparable o1 , final Comparable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getGrandParen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ryView.remove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eBidiMap.isRe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remove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checkKey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insertValue( final Node new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verse.put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View.EntryView( final TreeBidiMap main , final int orderType , final int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erse.containsKey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swapPosition( final Node x , final Node y , final int index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TreeBidiMa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.View( final TreeBidiMap main , final int orderType , final int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Iterator.doGetDa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ew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previou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erse.get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checkNonNullComparable( final Object o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.contains( final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erse.remove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Lef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Red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Node( final Comparable key , final Compara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er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inverseOrderedBidi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copyColor( final Node from , final Node to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BidiMap.oppositeIndex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shr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setRight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Iter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contains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ers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View.contain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BidiMap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doPut( final Comparable key , final Comparable value , final int 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ode.equals( final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BidiMap.ordered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put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mod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MapIterator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rse.orderedMap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erse.getKey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Iterator.ViewIterator( final TreeBidiMap main , final int orderType , final int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Bidi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erse.inverseOrdered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setValue( final Object igno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invers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copyColor( final Node node ,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getParent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remove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TreeBid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TreeBidiMap( final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idiMap.doEquals( Object obj , final int 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verse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getParent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containsValue(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BidiMap.getRightChil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erse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idiMap.makeRed( final Node node , final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idiMap.previou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idiMap.leastNode( final Node node , final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BidiMap.checkKeyAndValue( final Object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BidiMap.get( final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.isBlack( final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doRedBlackInsert( final Node insertedNode , final int 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reeBidi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idiMap.rotateRight( final Node node , final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